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inherit" svg:font-family="inherit"/>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Text_20_body">
      <style:text-properties fo:language="zxx" fo:country="none" style:language-asian="zxx" style:country-asian="none" style:language-complex="zxx" style:country-complex="none"/>
    </style:style>
    <style:style style:name="P12" style:family="paragraph" style:parent-style-name="Text_20_body" style:list-style-name="L3">
      <style:text-properties fo:language="zxx" fo:country="none" style:language-asian="zxx" style:country-asian="none" style:language-complex="zxx" style:country-complex="none"/>
    </style:style>
    <style:style style:name="P13" style:family="paragraph" style:parent-style-name="Text_20_body" style:list-style-name="L1"/>
    <style:style style:name="P14"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15" style:family="paragraph" style:list-style-name="L2"/>
    <style:style style:name="P16" style:family="paragraph" style:parent-style-name="Preformatted_20_Text">
      <style:text-properties fo:language="zxx" fo:country="none" style:language-asian="zxx" style:country-asian="none" style:language-complex="zxx" style:country-complex="none"/>
    </style:style>
    <style:style style:name="P17"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18"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19"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20"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21"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22"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23" style:family="paragraph" style:parent-style-name="Preformatted_20_Text">
      <style:paragraph-properties fo:margin-left="2.9543in" fo:margin-right="0in" fo:text-indent="0in" style:auto-text-indent="false"/>
      <style:text-properties fo:language="zxx" fo:country="none" style:language-asian="zxx" style:country-asian="none" style:language-complex="zxx" style:country-complex="none"/>
    </style:style>
    <style:style style:name="P24" style:family="paragraph" style:parent-style-name="Heading_20_3">
      <style:text-properties fo:font-style="normal" style:font-style-asian="normal" style:font-style-complex="normal"/>
    </style:style>
    <style:style style:name="P25" style:family="paragraph" style:parent-style-name="Heading_20_3">
      <style:text-properties fo:language="zxx" fo:country="none"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text-line-through-style="none" style:text-underline-style="none" style:text-blinking="false"/>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7f0055" fo:font-weight="bold" style:font-weight-asian="bold" style:font-weight-complex="bold"/>
    </style:style>
    <style:style style:name="T8"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Scoring</text:h>
      <text:p text:style-name="Text_20_body">So the basic idea with scoring is that every time a new rating is made, or everytime a new argument is added, or an existing argument is change, or an argument is removed, we need to recalculate all of the scores for dependent propositions.</text:p>
      <text:p text:style-name="Text_20_body">A proposition only has a score in within a certain context because some of the paths through its sub arguments may be ruled out because they are circular or because they conflict with higher level propositions with the content.</text:p>
      <text:h text:style-name="Heading_20_3" text:outline-level="3">Things that should trigger re-scoring of a proposition's dependent arguments</text:h>
      <text:list xml:id="list32413614" text:style-name="L1">
        <text:list-item>
          <text:p text:style-name="P13">new/deleted/change rating</text:p>
        </text:list-item>
        <text:list-item>
          <text:p text:style-name="P13">new/deleted/changed argument</text:p>
        </text:list-item>
      </text:list>
      <text:h text:style-name="Heading_20_3" text:outline-level="3">Algorithm for re-scoring</text:h>
      <text:p text:style-name="Text_20_body">Lets define the edited proposition as the proposition whose rating has been changed, or the proposition whose argument has been changed.</text:p>
      <text:p text:style-name="Text_20_body">First find all dependent trees by recursively querying for parents of the edited proposition. <text:s/>Continuing querying until we reach nodes with no parents. <text:s/>Now we have a list of all dependent nodes.</text:p>
      <text:p text:style-name="Text_20_body">Now we could construct all possible argument trees for every dependent node by recursively loading up children, while keeping a list of nodes that have already been used higher in the tree, and ruling out arguments when it uses as one of its own propositions, one of its ancestor props.</text:p>
      <text:p text:style-name="Text_20_body">However, that isn't the whole story, because for any scoring of a tree, no argument that is used for the score can use as a child proposition the negation of any proposition that is used anywhere else in the tree (whether it is an ancestor or not).</text:p>
      <text:p text:style-name="Text_20_body">Thus whenever in one part of the tree there is a proposition which is negated in another part of the tree (even though neither is a direct descendant of the other) there is a choice point: <text:s/>we can discard the parent argument of either proposition, and then re-evaluate the parent proposition of that argument without that argument's availability.</text:p>
      <text:p text:style-name="Text_20_body">Thus every time somewhere is a tree there is a proposition and its negation we must multiply by two how many trees there are to evaluate. <text:s/>If there are 5 proposition/negation pairs, it seems we have 2^5 possible trees to evaluate...maybe...but remember for each proposition we only use the strongest argument for and the strongest argument against, thus we only have a choice point if the proposition and its negation are each in arguments which are the strongest arguments for their respective propositions. <text:s/>Who knows how often that will be the case...</text:p>
      <text:p text:style-name="Text_20_body"/>
      <text:p text:style-name="Text_20_body">Which brings me to another point. <text:s/>I think it's possible to save some time by starting with the lowest level propositions and working our way up to higher level ones. <text:s/>So first we score a proposition, and then it's grandparent proposition's and so forth. The grandparent proposition can start by using the grandchild's highest scoring pro/con arguments, which in many cases will probably not have a cycle or conflicting proposition. <text:s/>Only in those cases where the grandchild's score was dependent on an argument that produces a cycle or conflict for the grandparent, does the grandparent bother to recalculate all of the grandchild's arguments within the new grandparent context.</text:p>
      <text:p text:style-name="Text_20_body"/>
      <text:p text:style-name="Text_20_body">So the algorithm to evaluate a high level proposition could be something like this. <text:s/>First load up all the arguments and all the propositions of those arguments. <text:s/>Score each argument based on each proposition's pre-calculated score. <text:s/>For each of the strongeset pro and con arguments, load up the trees associated with each proposition in the argument. <text:s/>If there are no conflicts we are golden. <text:s/>We don't need to load up the trees of the weaker arguments.</text:p>
      <text:p text:style-name="Text_20_body">If there are conflicts then we can search within the grandchild proposition's tree for the highest rated tree that does not conflict, and use that to recalculate the strength of the argument. <text:s/>Only if the strongest argument score we can come up with falls below the next competing argument's score does it become necessary to load up the the tree of the next competing argument and check it for cycles and conflicts. <text:s/>The idea being that a cycle or conflict having to do with a higher level context can only reduce the score from the pre-calculated score for the proposition.</text:p>
      <text:p text:style-name="Text_20_body">I think it is probably possible to repeat this time saving procedure down the tree, and after finding conflicts, when looking for the strongest alternatives, the result being that you will usually only have to evaluate a tiny portion of the tree.</text:p>
      <text:p text:style-name="Text_20_body"/>
      <text:p text:style-name="Text_20_body">Maybe this approach will reduce/eliminate problems with cycles and conflicts by triming enough of them away so that highest scores are always/almost always calculable in reasonable time.</text:p>
      <text:p text:style-name="Text_20_body"/>
      <text:p text:style-name="Text_20_body"/>
      <text:p text:style-name="Text_20_body">So the algorithm could first calculate a score for the edited proposition, and then call a recursive function to calculate the score for the parents and so on up the tree (as opposed to generating a list of trees that need to be calculated from the start).</text:p>
      <text:p text:style-name="Text_20_body"/>
      <text:h text:style-name="Heading_20_3" text:outline-level="3">Example</text:h>
      <text:p text:style-name="P16">propA (AR: 50)</text:p>
      <text:p text:style-name="P17">+ argB</text:p>
      <text:p text:style-name="P18">propE (AR: 85)</text:p>
      <text:p text:style-name="P19">+ argH</text:p>
      <text:p text:style-name="P20">propI (AR: 40)</text:p>
      <text:p text:style-name="P21">+ argX</text:p>
      <text:p text:style-name="P23">propE</text:p>
      <text:p text:style-name="P20">propJ (AR: 60)</text:p>
      <text:p text:style-name="P20">propK (AR: 55)</text:p>
      <text:p text:style-name="P19">+ argR</text:p>
      <text:p text:style-name="P20">propS (AR: 55)</text:p>
      <text:p text:style-name="P20">propT (AR: 55)</text:p>
      <text:p text:style-name="P18">propF (AR: 75)</text:p>
      <text:p text:style-name="P18">propG (AR: 90)</text:p>
      <text:p text:style-name="P17">+ argC</text:p>
      <text:p text:style-name="P18">propL (AR: 88)</text:p>
      <text:p text:style-name="P19">+ argP</text:p>
      <text:p text:style-name="P20">propI (AR: 40)</text:p>
      <text:p text:style-name="P20">propQ (AR: 34)</text:p>
      <text:p text:style-name="P18">propM (AR: 20)</text:p>
      <text:p text:style-name="P17">+ argU</text:p>
      <text:p text:style-name="P18">propV (AR: 20)</text:p>
      <text:p text:style-name="P18">propW (AR: 20)</text:p>
      <text:p text:style-name="P17">- argD</text:p>
      <text:p text:style-name="P18">propN (AR: 32)</text:p>
      <text:p text:style-name="P18">propO (AR: 42)</text:p>
      <text:p text:style-name="P11"/>
      <text:p text:style-name="P11">Lets say that propI.AR is updated. <text:s/>We do:</text:p>
      <text:list xml:id="list36367947" text:style-name="L3">
        <text:list-item>
          <text:p text:style-name="P12">rescore propE</text:p>
          <text:list>
            <text:list-item>
              <text:p text:style-name="P12">rescore argH (propI.AR * propJ.AR * propK.AR)</text:p>
            </text:list-item>
            <text:list-item>
              <text:p text:style-name="P12">rescore propE using the greater of argH.S or argR.S</text:p>
            </text:list-item>
          </text:list>
        </text:list-item>
        <text:list-item>
          <text:p text:style-name="P12">rescore propL</text:p>
        </text:list-item>
        <text:list-item>
          <text:p text:style-name="P12">rescore propA</text:p>
          <text:list>
            <text:list-item>
              <text:p text:style-name="P12">rescore argB (propE.S * propF.S * propG.S)</text:p>
              <text:list>
                <text:list-item>
                  <text:p text:style-name="P12">recursively open the highest rated pro/con args for the tree rooted at argB looking for cycles or conflicts.</text:p>
                  <text:list>
                    <text:list-item>
                      <text:p text:style-name="P12">recursively open the highest rated pro/con args for the tree root at argH looking for cycles and conflicts</text:p>
                    </text:list-item>
                  </text:list>
                </text:list-item>
              </text:list>
            </text:list-item>
            <text:list-item>
              <text:p text:style-name="P12">rescore argC (propL.S * propM.S)</text:p>
            </text:list-item>
            <text:list-item>
              <text:p text:style-name="P12">don't bother rescoring argU unless both argB.S and argC.S have fallen below argU.S</text:p>
            </text:list-item>
            <text:list-item>
              <text:p text:style-name="P12">don't bother rescoring argD</text:p>
            </text:list-item>
            <text:list-item>
              <text:p text:style-name="P12">rescore propA using propA.AR, argD.S and greater of argB.S, argC.S, and argU.S</text:p>
            </text:list-item>
          </text:list>
        </text:list-item>
      </text:list>
      <text:p text:style-name="P11"/>
      <text:h text:style-name="P25" text:outline-level="3"/>
      <text:h text:style-name="Heading_20_3" text:outline-level="3">Questions</text:h>
      <text:p text:style-name="Text_20_body">Do I bother calculating scores for all contexts, or only for trees with roots that are root nodes (i.e. 'prop.root <text:s/>== true')?</text:p>
      <text:h text:style-name="Heading_20_3" text:outline-level="3">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7"/>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Backspace and Delete key functions </text:h>
      <text:h text:style-name="Heading_20_3" text:outline-level="3">psuedo code</text:h>
      <text:p text:style-name="Text_20_body"/>
      <text:p text:style-name="P16">if(SelectionLengthDoesNotEqualZero())</text:p>
      <text:p text:style-name="P17">doNothing()</text:p>
      <text:p text:style-name="P16">else if(KeyIsBackspace())</text:p>
      <text:p text:style-name="P17">if( isFirstCharacter() )</text:p>
      <text:p text:style-name="P18">if( thereIsPreviousSibling() &amp;&amp; previousNodeIsNotLink() &amp;&amp; thisNodeIsNotLink() &amp;&amp; notTopLevel() )</text:p>
      <text:p text:style-name="P19">if( thisNodeHasNoChildren() )</text:p>
      <text:p text:style-name="P20">mergeWithPreviousSibling()</text:p>
      <text:p text:style-name="P21">setFocusOnPreviousSibling()</text:p>
      <text:p text:style-name="P21">combineText()</text:p>
      <text:p text:style-name="P21">positionCursorAtStartOfWhatWasThisPropsText()</text:p>
      <text:p text:style-name="P21">deleteThisNode()</text:p>
      <text:p text:style-name="P19">else if( previousSiblingHasNoChildren() )</text:p>
      <text:p text:style-name="P20">mergePreviousSiblingWithThis()</text:p>
      <text:p text:style-name="P21">combineText()</text:p>
      <text:p text:style-name="P21">positionCursorAtStartOfWhatWasThisPropsText()</text:p>
      <text:p text:style-name="P21">deletePreviousSibling()</text:p>
      <text:p text:style-name="P19">else</text:p>
      <text:p text:style-name="P20">doNothing()</text:p>
      <text:p text:style-name="P18">else if( isEmpty() &amp;&amp; thisNodeHasNoChildren() &amp;&amp; thisNodeIsNotLink() )</text:p>
      <text:p text:style-name="P19">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19">else</text:p>
      <text:p text:style-name="P20">deleteThisNode()</text:p>
      <text:p text:style-name="P20">deleteParentArgument()</text:p>
      <text:p text:style-name="P20">setFocusOnLastOpenPreviousNode()</text:p>
      <text:p text:style-name="P18">else</text:p>
      <text:p text:style-name="P19">doNothing()</text:p>
      <text:p text:style-name="P17">else</text:p>
      <text:p text:style-name="P18">doNormalKeyStroke()</text:p>
      <text:p text:style-name="P16">else if(KeyIsDelete())</text:p>
      <text:p text:style-name="P17">if( isLastCharacter() )</text:p>
      <text:p text:style-name="P18">if( thereIsSubsequentSibling() &amp;&amp; subsequentSiblingIsNotLink() &amp;&amp;</text:p>
      <text:p text:style-name="P18">thisNodeIsNotLink() &amp;&amp; notTopLevel() )</text:p>
      <text:p text:style-name="P19">if( thisNodeHasNoChildren() )</text:p>
      <text:p text:style-name="P20">mergeWithSubsequentSibling()</text:p>
      <text:p text:style-name="P21">setFocusOnSubsequentSibling()</text:p>
      <text:p text:style-name="P21">combineText()</text:p>
      <text:p text:style-name="P21">positionCursorAtEndOfWhatWasThisPropsText()</text:p>
      <text:p text:style-name="P21">deleteThisNode()</text:p>
      <text:p text:style-name="P19">else if( subsequentSiblingHasNoChildren() )</text:p>
      <text:p text:style-name="P19"><text:tab/>mergeSubsequentSiblingWithThis()</text:p>
      <text:p text:style-name="P21">combineText()</text:p>
      <text:p text:style-name="P21">positionCursorAtEndOfWhatWasThisPropsText()</text:p>
      <text:p text:style-name="P21">deleteSubsequentSibling()</text:p>
      <text:p text:style-name="P19">else</text:p>
      <text:p text:style-name="P19"><text:tab/>doNothing()</text:p>
      <text:p text:style-name="P18">if( isEmpty() &amp;&amp; thisNodeHasNoChildren() &amp;&amp; thisNodeIsNotLink() )</text:p>
      <text:p text:style-name="P19">if( isTopLevel() || thereIsPreviousSibling() || parentArgumentHasTitle() )</text:p>
      <text:p text:style-name="P20">deleteThisNode()</text:p>
      <text:p text:style-name="P20">setFocusOnNextOpenSubsequentElement()</text:p>
      <text:p text:style-name="P19">else</text:p>
      <text:p text:style-name="P20">deleteThisNode()</text:p>
      <text:p text:style-name="P20">deleteParentArgument()</text:p>
      <text:p text:style-name="P20">setFocusOnNexOpenSubsequentElement()</text:p>
      <text:p text:style-name="P18">else</text:p>
      <text:p text:style-name="P18"><text:tab/>doNothing()</text:p>
      <text:p text:style-name="P17">else</text:p>
      <text:p text:style-name="P17"><text:tab/>doNormalKeyStroke()</text:p>
      <text:p text:style-name="P22">else</text:p>
      <text:p text:style-name="P17">/* should never happen */</text:p>
      <text:p text:style-name="P17">doNothing()</text:p>
      <text:p text:style-name="P17"/>
      <text:p text:style-name="P17"/>
      <text:p text:style-name="P16">/*setFocusOnLastOpenPreviousElement() and setFocusOnNextOpenSubsequentElement() should be able to competently handle the case where the is not such element.*/</text:p>
      <text:p text:style-name="P16"/>
      <text:h text:style-name="Heading_20_3" text:outline-level="3">real code</text:h>
      <text:p text:style-name="Text_20_body"/>
      <text:p text:style-name="P16">if(SelectionLengthDoesNotEqualZero()){</text:p>
      <text:p text:style-name="P17">doNormalKeyStroke();</text:p>
      <text:p text:style-name="P22">}</text:p>
      <text:p text:style-name="P16"/>
      <text:p text:style-name="P16">if(KeyIsBackspace()){</text:p>
      <text:p text:style-name="P17">if( isFirstCharacter() ) {</text:p>
      <text:p text:style-name="P18">if( thereIsPreviousSibling() &amp;&amp; previousNodeIsNotLink() &amp;&amp; thisNodeIsNotLink() &amp;&amp; notTopLevel() ){</text:p>
      <text:p text:style-name="P19">if( thisNodeHasNoChildren() ){</text:p>
      <text:p text:style-name="P20">XxmergeWithPreviousSibling();</text:p>
      <text:p text:style-name="P21">setFocusOnPreviousSibling();</text:p>
      <text:p text:style-name="P21">combineText();</text:p>
      <text:p text:style-name="P21">positionCursorAtStartOfWhatWasThisPropsText();</text:p>
      <text:p text:style-name="P21">deleteThisNode();</text:p>
      <text:p text:style-name="P21"/>
      <text:p text:style-name="P19">}else if( previousSiblingHasNoChildren() ){</text:p>
      <text:p text:style-name="P20">XXmergePreviousSiblingWithThis();</text:p>
      <text:p text:style-name="P21">combineText();</text:p>
      <text:p text:style-name="P21">positionCursorAtStartOfWhatWasThisPropsText();</text:p>
      <text:p text:style-name="P21">deletePreviousSibling();</text:p>
      <text:p text:style-name="P19">}else{</text:p>
      <text:p text:style-name="P20">doNothing();</text:p>
      <text:p text:style-name="P19">}</text:p>
      <text:p text:style-name="P18">}else if( isEmpty() &amp;&amp; thisNodeHasNoChildren() &amp;&amp; thisNodeIsNotLink() ){</text:p>
      <text:p text:style-name="P19">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19">}else{</text:p>
      <text:p text:style-name="P20">deleteThisNode();</text:p>
      <text:p text:style-name="P20">deleteParentArgument();</text:p>
      <text:p text:style-name="P20">setFocusOnLastOpenPreviousNode();</text:p>
      <text:p text:style-name="P19">}</text:p>
      <text:p text:style-name="P18">}else{</text:p>
      <text:p text:style-name="P19">doNothing();</text:p>
      <text:p text:style-name="P18">}</text:p>
      <text:p text:style-name="P17">}else{</text:p>
      <text:p text:style-name="P18">doNormalKeyStroke();</text:p>
      <text:p text:style-name="P17">}</text:p>
      <text:p text:style-name="P22">} else if(KeyIsDelete()) {</text:p>
      <text:p text:style-name="P17">if( isLastCharacter() ){</text:p>
      <text:p text:style-name="P18">if( thereIsSubsequentSibling() &amp;&amp; subsequentSiblingIsNotLink() &amp;&amp;</text:p>
      <text:p text:style-name="P18">thisNodeIsNotLink() &amp;&amp; notTopLevel() ){</text:p>
      <text:p text:style-name="P19">if( thisNodeHasNoChildren() ){</text:p>
      <text:p text:style-name="P20">XxmergeWithSubsequentSibling();</text:p>
      <text:p text:style-name="P21">setFocusOnSubsequentSibling();</text:p>
      <text:p text:style-name="P21">combineText();</text:p>
      <text:p text:style-name="P21">positionCursorAtEndOfWhatWasThisPropsText();</text:p>
      <text:p text:style-name="P21">deleteThisNode();</text:p>
      <text:p text:style-name="P19">}else if( subsequentSiblingHasNoChildren() ){</text:p>
      <text:p text:style-name="P19"><text:tab/>XXmergeSubsequentSiblingWithThis();</text:p>
      <text:p text:style-name="P21">combineText();</text:p>
      <text:p text:style-name="P21">positionCursorAtEndOfWhatWasThisPropsText();</text:p>
      <text:p text:style-name="P21">deleteSubsequentSibling();</text:p>
      <text:p text:style-name="P19">}else{</text:p>
      <text:p text:style-name="P19"><text:tab/>doNothing();</text:p>
      <text:p text:style-name="P19">}</text:p>
      <text:p text:style-name="P18">}else if( isEmpty() &amp;&amp; thisNodeHasNoChildren() &amp;&amp; thisNodeIsNotLink() ){</text:p>
      <text:p text:style-name="P19">if( isTopLevel() || thereIsPreviousSibling() || parentArgumentHasTitle() ){</text:p>
      <text:p text:style-name="P20">deleteThisNode();</text:p>
      <text:p text:style-name="P20">setFocusOnNextOpenSubsequentElement();</text:p>
      <text:p text:style-name="P19">}else {</text:p>
      <text:p text:style-name="P20">deleteThisNode();</text:p>
      <text:p text:style-name="P20">deleteParentArgument();</text:p>
      <text:p text:style-name="P20">setFocusOnNexOpenSubsequentElement();</text:p>
      <text:p text:style-name="P19">}</text:p>
      <text:p text:style-name="P18">}else{</text:p>
      <text:p text:style-name="P18"><text:tab/>doNothing();</text:p>
      <text:p text:style-name="P18">}</text:p>
      <text:p text:style-name="P17">}else{</text:p>
      <text:p text:style-name="P17"><text:tab/>doNormalKeyStroke();</text:p>
      <text:p text:style-name="P17">}</text:p>
      <text:p text:style-name="P22">} else {</text:p>
      <text:p text:style-name="P17">/* should never happen */</text:p>
      <text:p text:style-name="P17">doNothing();</text:p>
      <text:p text:style-name="P22">}</text:p>
      <text:p text:style-name="P17"/>
      <text:p text:style-name="P17"/>
      <text:p text:style-name="P16">/*setFocusOnLastOpenPreviousElement() and setFocusOnNextOpenSubsequentElement() should be able to competently handle the case where the is not such element.*/</text:p>
      <text:p text:style-name="P14"/>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8"/>
      <text:p text:style-name="P8"><text:span text:style-name="T7">public</text:span><text:span text:style-name="T4"> Map&lt;Long, Node&gt; replaceWithLinkAndGet(Long parentArgID,</text:span></text:p>
      <text:p text:style-name="P9"><text:span text:style-name="T6"><text:tab/><text:tab/><text:tab/>Long linkPropID, Long removePropID) </text:span><text:span text:style-name="T8">throws</text:span><text:span text:style-name="T6"> ServiceException;</text:span></text:p>
      <text:p text:style-name="P10"/>
      <text:p text:style-name="P8"><text:span text:style-name="T7">public</text:span><text:span text:style-name="T4"> Map&lt;Long, Node&gt; getNodesChildren(List&lt;Long&gt; nodeIDs, </text:span><text:span text:style-name="T7">int</text:span><text:span text:style-name="T4"> depth)</text:span></text:p>
      <text:p text:style-name="P9"><text:span text:style-name="T6"><text:tab/><text:tab/><text:tab/></text:span><text:span text:style-name="T8">throws</text:span><text:span text:style-name="T6"> ServiceException;</text:span></text:p>
      <text:p text:style-name="P10"/>
      <text:p text:style-name="P8"><text:span text:style-name="T7">public</text:span><text:span text:style-name="T4"> PartialTrees getUpToDateNodes(Map&lt;Long, DateAndChildIDs&gt; propInfo,</text:span></text:p>
      <text:p text:style-name="P10"><text:tab/><text:tab/><text:tab/>Map&lt;Long, DateAndChildIDs&gt; argInfo);</text:p>
      <text:p text:style-name="P10"/>
      <text:p text:style-name="P10"/>
      <text:p text:style-name="P8"><text:span text:style-name="T7">public</text:span><text:span text:style-name="T4"> PartialTrees getRootProps(</text:span><text:span text:style-name="T7">int</text:span><text:span text:style-name="T4"> depthLimit);</text:span></text:p>
      <text:p text:style-name="P10"/>
      <text:p text:style-name="P8"><text:span text:style-name="T7">public</text:span><text:span text:style-name="T4"> PartialTrees searchProps(String searchString, String searchName,</text:span></text:p>
      <text:p text:style-name="P8"><text:span text:style-name="T4"><text:tab/><text:tab/><text:tab/></text:span><text:span text:style-name="T7">int</text:span><text:span text:style-name="T4"> resultLimit, List&lt;Long&gt; filerNodeIDs) </text:span><text:span text:style-name="T7">throws</text:span><text:span text:style-name="T4"> ServiceException;</text:span></text:p>
      <text:p text:style-name="P8"/>
      <text:p text:style-name="P8"><text:span text:style-name="T7">public</text:span><text:span text:style-name="T4"> PartialTrees continueSearchProps(String searchName)</text:span></text:p>
      <text:p text:style-name="P9"><text:span text:style-name="T6"><text:tab/><text:tab/><text:tab/></text:span><text:span text:style-name="T8">throws</text:span><text:span text:style-name="T6">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24"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5">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inherit" svg:font-family="inherit"/>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2-13T17:30:02.26</dc:date>
    <dc:creator>Isaac Kriegman</dc:creator>
    <meta:editing-duration>PT456H58M19S</meta:editing-duration>
    <meta:editing-cycles>75</meta:editing-cycles>
    <meta:document-statistic meta:table-count="0" meta:image-count="0" meta:object-count="0" meta:page-count="1" meta:paragraph-count="577" meta:word-count="10063" meta:character-count="61996"/>
  </office:meta>
</office:document-meta>
</file>